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0</text:p>
          </table:table-cell>
          <table:table-cell table:style-name="ce1" office:value-type="float" office:value="9.80665" calcext:value-type="float">
            <text:p>9.80665</text:p>
          </table:table-cell>
          <table:table-cell office:value-type="string" calcext:value-type="string">
            <text:p>m/s^2</text:p>
          </table:table-cell>
          <table:table-cell office:value-type="string" calcext:value-type="string">
            <text:p>Gravity at Earth Sur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th-radius</text:p>
          </table:table-cell>
          <table:table-cell table:style-name="ce2" office:value-type="float" office:value="6378137" calcext:value-type="float">
            <text:p>6378137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-c</text:p>
          </table:table-cell>
          <table:table-cell table:formula="of:=[.B1] * [.B2]*[.B2]" office:value-type="float" office:value="398940715789615" calcext:value-type="float">
            <text:p>398940715789615</text:p>
          </table:table-cell>
          <table:table-cell office:value-type="string" calcext:value-type="string">
            <text:p>m/s^2</text:p>
          </table:table-cell>
          <table:table-cell office:value-type="string" calcext:value-type="string">
            <text:p>Gravity at Earth Center (oop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</text:p>
          </table:table-cell>
          <table:table-cell table:formula="of:=[.B4]/([.B2]*[.B2])" office:value-type="float" office:value="9.80665" calcext:value-type="float">
            <text:p>9,8066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</text:p>
          </table:table-cell>
          <table:table-cell table:formula="of:=[.B2]+[.B7]" office:value-type="float" office:value="6380337" calcext:value-type="float">
            <text:p>6380337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G-mexico</text:p>
          </table:table-cell>
          <table:table-cell table:formula="of:=[.B4]/([.D7]*[.D7])" office:value-type="float" office:value="9.79988831627305" calcext:value-type="float">
            <text:p>9,79988831627305</text:p>
          </table:table-cell>
          <table:table-cell table:formula="of:=[.B8]/[.B1]" office:value-type="float" office:value="0.99931050014766" calcext:value-type="float">
            <text:p>0,99931050014766</text:p>
          </table:table-cell>
          <table:table-cell table:style-name="ce3" table:formula="of:= 1-[.C8]" office:value-type="float" office:value="0.000689499852340014" calcext:value-type="float">
            <text:p>0,000689499852340014</text:p>
          </table:table-cell>
          <table:table-cell table:style-name="ce3" table:formula="of:=([.B1]-[.B8])/[.B1]" office:value-type="float" office:value="0.000689499852339967" calcext:value-type="float">
            <text:p>0,000689499852339967</text:p>
          </table:table-cell>
          <table:table-cell office:value-type="string" calcext:value-type="string">
            <text:p>Gravity on Mexico Mountains at Ear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6" number:min-decimal-places="6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6T11:29:40.265021520</meta:creation-date>
    <dc:date>2024-09-11T09:19:26.854920652</dc:date>
    <meta:editing-duration>PT3H8M36S</meta:editing-duration>
    <meta:editing-cycles>3</meta:editing-cycles>
    <meta:generator>LibreOffice/7.4.7.2$Linux_X86_64 LibreOffice_project/40$Build-2</meta:generator>
    <meta:document-statistic meta:table-count="1" meta:cell-count="24" meta:object-count="0"/>
  </office:meta>
</office:document-meta>
</file>